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934b" officeooo:paragraph-rsid="0015934b"/>
    </style:style>
    <style:style style:name="P2" style:family="paragraph" style:parent-style-name="Standard">
      <style:text-properties officeooo:paragraph-rsid="0015934b"/>
    </style:style>
    <style:style style:name="P3" style:family="paragraph" style:parent-style-name="Standard" style:list-style-name="L1">
      <style:text-properties officeooo:rsid="001673f6" officeooo:paragraph-rsid="001673f6"/>
    </style:style>
    <style:style style:name="P4" style:family="paragraph" style:parent-style-name="Standard" style:list-style-name="L1">
      <style:text-properties officeooo:rsid="00177790" officeooo:paragraph-rsid="00177790"/>
    </style:style>
    <style:style style:name="P5" style:family="paragraph" style:parent-style-name="Standard" style:list-style-name="L1">
      <style:text-properties officeooo:rsid="0017a10d" officeooo:paragraph-rsid="0017a10d"/>
    </style:style>
    <style:style style:name="P6" style:family="paragraph" style:parent-style-name="Standard" style:list-style-name="L1">
      <style:text-properties officeooo:rsid="0017bc77" officeooo:paragraph-rsid="0017bc77"/>
    </style:style>
    <style:style style:name="P7" style:family="paragraph" style:parent-style-name="Standard">
      <style:text-properties fo:font-weight="bold" officeooo:paragraph-rsid="0015934b" style:font-weight-asian="bold" style:font-weight-complex="bold"/>
    </style:style>
    <style:style style:name="P8" style:family="paragraph" style:parent-style-name="Standard">
      <style:text-properties fo:font-weight="bold" officeooo:rsid="0020b49d" officeooo:paragraph-rsid="0020b49d" style:font-weight-asian="bold" style:font-weight-complex="bold"/>
    </style:style>
    <style:style style:name="P9" style:family="paragraph" style:parent-style-name="Standard">
      <style:text-properties fo:font-weight="bold" officeooo:rsid="0025acdb" officeooo:paragraph-rsid="0025acdb" style:font-weight-asian="bold" style:font-weight-complex="bold"/>
    </style:style>
    <style:style style:name="P10" style:family="paragraph" style:parent-style-name="Standard" style:list-style-name="L5">
      <style:text-properties fo:font-weight="bold" officeooo:rsid="002ec2b6" officeooo:paragraph-rsid="002ec2b6" style:font-weight-asian="bold" style:font-weight-complex="bold"/>
    </style:style>
    <style:style style:name="P11" style:family="paragraph" style:parent-style-name="Standard" style:list-style-name="L2">
      <style:text-properties officeooo:rsid="001cd804" officeooo:paragraph-rsid="001cd804"/>
    </style:style>
    <style:style style:name="P12" style:family="paragraph" style:parent-style-name="Standard">
      <style:text-properties officeooo:rsid="00208fa6" officeooo:paragraph-rsid="00208fa6"/>
    </style:style>
    <style:style style:name="P13" style:family="paragraph" style:parent-style-name="Standard">
      <style:text-properties officeooo:rsid="00208fa6" officeooo:paragraph-rsid="0017bc77"/>
    </style:style>
    <style:style style:name="P14" style:family="paragraph" style:parent-style-name="Standard" style:list-style-name="L3">
      <style:text-properties officeooo:rsid="0020b49d" officeooo:paragraph-rsid="0020b49d"/>
    </style:style>
    <style:style style:name="P15" style:family="paragraph" style:parent-style-name="Standard" style:list-style-name="L3">
      <style:text-properties officeooo:rsid="0021f214" officeooo:paragraph-rsid="0021f214"/>
    </style:style>
    <style:style style:name="P16" style:family="paragraph" style:parent-style-name="Standard" style:list-style-name="L3">
      <style:text-properties officeooo:rsid="0023d59d" officeooo:paragraph-rsid="0023d59d"/>
    </style:style>
    <style:style style:name="P17" style:family="paragraph" style:parent-style-name="Standard">
      <style:text-properties officeooo:rsid="0023d59d" officeooo:paragraph-rsid="0023d59d"/>
    </style:style>
    <style:style style:name="P18" style:family="paragraph" style:parent-style-name="Standard" style:list-style-name="L4">
      <style:text-properties fo:font-weight="normal" officeooo:rsid="00291d9a" officeooo:paragraph-rsid="00291d9a" style:font-weight-asian="normal" style:font-weight-complex="normal"/>
    </style:style>
    <style:style style:name="P19" style:family="paragraph" style:parent-style-name="Standard">
      <style:text-properties fo:font-weight="normal" officeooo:rsid="00291d9a" officeooo:paragraph-rsid="00291d9a" style:font-weight-asian="normal" style:font-weight-complex="normal"/>
    </style:style>
    <style:style style:name="P20" style:family="paragraph" style:parent-style-name="Standard" style:list-style-name="L4">
      <style:text-properties fo:font-weight="normal" officeooo:rsid="00299106" officeooo:paragraph-rsid="00299106" style:font-weight-asian="normal" style:font-weight-complex="normal"/>
    </style:style>
    <style:style style:name="P21" style:family="paragraph" style:parent-style-name="Standard">
      <style:text-properties fo:font-weight="normal" officeooo:rsid="0029d526" officeooo:paragraph-rsid="0029d526" style:font-weight-asian="normal" style:font-weight-complex="normal"/>
    </style:style>
    <style:style style:name="P22" style:family="paragraph" style:parent-style-name="Standard" style:list-style-name="L5">
      <style:text-properties fo:font-weight="normal" officeooo:rsid="002a3788" officeooo:paragraph-rsid="002a3788" style:font-weight-asian="normal" style:font-weight-complex="normal"/>
    </style:style>
    <style:style style:name="P23" style:family="paragraph" style:parent-style-name="Standard" style:list-style-name="L5">
      <style:text-properties fo:font-weight="normal" officeooo:rsid="002a681d" officeooo:paragraph-rsid="002a681d" style:font-weight-asian="normal" style:font-weight-complex="normal"/>
    </style:style>
    <style:style style:name="P24" style:family="paragraph" style:parent-style-name="Standard" style:list-style-name="L5">
      <style:text-properties fo:font-weight="normal" officeooo:rsid="002a7646" officeooo:paragraph-rsid="002a7646" style:font-weight-asian="normal" style:font-weight-complex="normal"/>
    </style:style>
    <style:style style:name="P25" style:family="paragraph" style:parent-style-name="Standard" style:list-style-name="L5">
      <style:text-properties fo:font-weight="normal" officeooo:rsid="002c0438" officeooo:paragraph-rsid="002c0438" style:font-weight-asian="normal" style:font-weight-complex="normal"/>
    </style:style>
    <style:style style:name="P26" style:family="paragraph" style:parent-style-name="Standard" style:list-style-name="L5">
      <style:text-properties fo:font-weight="normal" officeooo:rsid="002c43e7" officeooo:paragraph-rsid="002c43e7" style:font-weight-asian="normal" style:font-weight-complex="normal"/>
    </style:style>
    <style:style style:name="P27" style:family="paragraph" style:parent-style-name="Standard" style:list-style-name="L5">
      <style:text-properties fo:font-weight="normal" officeooo:rsid="002e280a" officeooo:paragraph-rsid="002e280a" style:font-weight-asian="normal" style:font-weight-complex="normal"/>
    </style:style>
    <style:style style:name="P28" style:family="paragraph" style:parent-style-name="Standard" style:list-style-name="L5">
      <style:text-properties fo:font-weight="normal" officeooo:rsid="002ec2b6" officeooo:paragraph-rsid="002ec2b6" style:font-weight-asian="normal" style:font-weight-complex="normal"/>
    </style:style>
    <style:style style:name="P29" style:family="paragraph" style:parent-style-name="Standard" style:list-style-name="L5">
      <style:text-properties fo:font-weight="normal" officeooo:rsid="00301eb2" officeooo:paragraph-rsid="00301eb2" style:font-weight-asian="normal" style:font-weight-complex="normal"/>
    </style:style>
    <style:style style:name="P30" style:family="paragraph" style:parent-style-name="Standard" style:list-style-name="L4">
      <style:text-properties fo:font-weight="normal" officeooo:paragraph-rsid="00299106"/>
    </style:style>
    <style:style style:name="P31" style:family="paragraph" style:parent-style-name="Standard" style:list-style-name="L5">
      <style:text-properties fo:color="#d4d4d4" style:font-name="Droid Sans Mono" fo:font-size="8.39999961853027pt" fo:font-weight="normal" officeooo:rsid="002a7646" officeooo:paragraph-rsid="002a7646" fo:background-color="#1e1e1e" style:font-weight-asian="normal" style:font-weight-complex="normal"/>
    </style:style>
    <style:style style:name="P32" style:family="paragraph" style:parent-style-name="Standard" style:list-style-name="L5">
      <style:text-properties fo:color="#d4d4d4" style:font-name="Droid Sans Mono" fo:font-size="8.39999961853027pt" fo:font-weight="normal" officeooo:rsid="002c43e7" officeooo:paragraph-rsid="002c43e7" fo:background-color="#1e1e1e" style:font-weight-asian="normal" style:font-weight-complex="normal"/>
    </style:style>
    <style:style style:name="T1" style:family="text">
      <style:text-properties officeooo:rsid="001673f6"/>
    </style:style>
    <style:style style:name="T2" style:family="text">
      <style:text-properties officeooo:rsid="0015934b"/>
    </style:style>
    <style:style style:name="T3" style:family="text">
      <style:text-properties officeooo:rsid="0023d59d"/>
    </style:style>
    <style:style style:name="T4" style:family="text">
      <style:text-properties fo:color="#d4d4d4" style:font-name="Droid Sans Mono" fo:font-size="8.39999961853027pt" fo:background-color="#1e1e1e" loext:char-shading-value="0"/>
    </style:style>
    <style:style style:name="T5" style:family="text">
      <style:text-properties fo:color="#ce9178"/>
    </style:style>
    <style:style style:name="T6" style:family="text">
      <style:text-properties fo:color="#ce9178" style:font-name="Droid Sans Mono" fo:font-size="8.39999961853027pt" fo:background-color="#1e1e1e" loext:char-shading-value="0"/>
    </style:style>
    <style:style style:name="T7" style:family="text">
      <style:text-properties officeooo:rsid="00299106" style:font-weight-asian="normal" style:font-weight-complex="normal"/>
    </style:style>
    <style:style style:name="T8" style:family="text">
      <style:text-properties officeooo:rsid="0029d526" style:font-weight-asian="normal" style:font-weight-complex="normal"/>
    </style:style>
    <style:style style:name="T9" style:family="text">
      <style:text-properties officeooo:rsid="002a7646"/>
    </style:style>
    <style:style style:name="T10" style:family="text">
      <style:text-properties officeooo:rsid="002c43e7"/>
    </style:style>
    <style:style style:name="T11" style:family="text">
      <style:text-properties officeooo:rsid="002c8f34"/>
    </style:style>
    <style:style style:name="T12" style:family="text">
      <style:text-properties officeooo:rsid="002e3e70"/>
    </style:style>
    <style:style style:name="T13" style:family="text">
      <style:text-properties officeooo:rsid="00301eb2"/>
    </style:style>
    <style:style style:name="T14" style:family="text">
      <style:text-properties officeooo:rsid="003028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ployement Steps:</text:p>
      <text:p text:style-name="P1"/>
      <text:p text:style-name="P7"><text:span text:style-name="T2">Step 1 : </text:span><text:span text:style-name="T1">Combining</text:span><text:span text:style-name="T2"> React </text:span><text:span text:style-name="T1">and</text:span><text:span text:style-name="T2"> Django Project</text:span></text:p>
      <text:p text:style-name="P2"/>
      <text:list xml:id="list138743284" text:style-name="L1">
        <text:list-item>
          <text:p text:style-name="P3">Turn off both React and Django servers.</text:p>
        </text:list-item>
        <text:list-item>
          <text:p text:style-name="P3">Add frontend folder into backend folder</text:p>
        </text:list-item>
        <text:list-item>
          <text:p text:style-name="P3">Creating Static files.</text:p>
          <text:p text:style-name="P3">It will take all backend and frontend file and turn them into static assests.</text:p>
          <text:p text:style-name="P4">(img)</text:p>
        </text:list-item>
        <text:list-item>
          <text:p text:style-name="P4">Pointing Django project to index.html</text:p>
          <text:p text:style-name="P4">make changes in settings.py file -&gt; ‘DIRS’ list as shown (img)</text:p>
        </text:list-item>
        <text:list-item>
          <text:p text:style-name="P5">In urls.py file, from django.views.generic import TemplateView and add path in urlpatterns as shown below.(img)</text:p>
        </text:list-item>
        <text:list-item>
          <text:p text:style-name="P5">In settings.py file make changes as below,(img)</text:p>
        </text:list-item>
        <text:list-item>
          <text:p text:style-name="P6">start django server and now we will be able to see react app on port 8000</text:p>
        </text:list-item>
      </text:list>
      <text:p text:style-name="P13"/>
      <text:p text:style-name="P12"/>
      <text:p text:style-name="P8">Step <text:span text:style-name="T3">2</text:span> : Setting up Postgres database on AWS</text:p>
      <text:list xml:id="list3555449432" text:style-name="L3">
        <text:list-item>
          <text:p text:style-name="P14">Select Relational Database service(RDS) from AWS.</text:p>
        </text:list-item>
        <text:list-item>
          <text:p text:style-name="P14">Click on Create Database</text:p>
        </text:list-item>
        <text:list-item>
          <text:p text:style-name="P14">Choose ‘Standard Create’ in Choose a database creation method.</text:p>
        </text:list-item>
        <text:list-item>
          <text:p text:style-name="P14">Select PostgreSQL in Engine Option</text:p>
        </text:list-item>
        <text:list-item>
          <text:p text:style-name="P15">Select Free Tier in Templates</text:p>
        </text:list-item>
        <text:list-item>
          <text:p text:style-name="P15">Enter DB instance identifier as ‘petpalace-identifier’ Master username ‘tushar’ and password</text:p>
        </text:list-item>
        <text:list-item>
          <text:p text:style-name="P15">In connectivity section Select Yes for Public Access.</text:p>
        </text:list-item>
        <text:list-item>
          <text:p text:style-name="P15">Click create database.</text:p>
        </text:list-item>
        <text:list-item>
          <text:p text:style-name="P16">Update Endpoint in settings.py file</text:p>
        </text:list-item>
        <text:list-item>
          <text:p text:style-name="P16">And run </text:p>
          <text:p text:style-name="P16">python manage.py migrate</text:p>
        </text:list-item>
        <text:list-item>
          <text:p text:style-name="P16">Create super user by </text:p>
          <text:p text:style-name="P16">python manage.py createsuperuser</text:p>
        </text:list-item>
      </text:list>
      <text:p text:style-name="P17"/>
      <text:p text:style-name="P9">Step 3 : Storing Files on AWS S3.</text:p>
      <text:list xml:id="list2272005282" text:style-name="L4">
        <text:list-item>
          <text:p text:style-name="P18">Click on create bucket.(Img)</text:p>
        </text:list-item>
        <text:list-item>
          <text:p text:style-name="P18">Uncheck block all public access</text:p>
        </text:list-item>
        <text:list-item>
          <text:p text:style-name="P18">click on create bucket</text:p>
        </text:list-item>
        <text:list-item>
          <text:p text:style-name="P18">Creating Bucket Policy (Img)</text:p>
        </text:list-item>
        <text:list-item>
          <text:p text:style-name="P20">To serve images we need to install some packages (img)</text:p>
          <text:p text:style-name="P20">pip install django-storages</text:p>
          <text:p text:style-name="P20">pip install boto3 – used for django storages</text:p>
        </text:list-item>
        <text:list-item>
          <text:p text:style-name="P30"><text:span text:style-name="T7">In settings.py file add ‘storages’ in INSTALLED_APPS </text:span><text:span text:style-name="T8">and at the end of file add </text:span><text:span text:style-name="T4">DEFAULT_FILE_STORAGE = </text:span><text:span text:style-name="T6">'storages.backends.s3boto3.S3Boto3Storage'</text:span></text:p>
        </text:list-item>
        <text:list-item>
          <text:p text:style-name="P20"/>
        </text:list-item>
      </text:list>
      <text:p text:style-name="P19"/>
      <text:p text:style-name="P21">Step 4 : Deploying on Heroku</text:p>
      <text:list xml:id="list2815437970" text:style-name="L5">
        <text:list-item>
          <text:p text:style-name="P22">Select Create new app and give unique name to app and select appropriate region and click on Create app</text:p>
        </text:list-item>
        <text:list-item>
          <text:p text:style-name="P23">Under setting tab select Buildpack (language for developement).</text:p>
        </text:list-item>
        <text:list-item>
          <text:p text:style-name="P23">In settings.py file set DEBUG to False, <text:span text:style-name="T9">it will not show complete error message to end user if the link has any errors in it while its in production.</text:span></text:p>
        </text:list-item>
        <text:list-item>
          <text:p text:style-name="P24">Add local host path i.e. 127.0.0.1, ‘localhost’ <text:span text:style-name="T14">and petpalace.herokuapp.com</text:span> in ALLOWED_HOST </text:p>
          <text:p text:style-name="P31">ALLOWED_HOSTS = [<text:span text:style-name="T5">'127.0.0.1'</text:span>, <text:span text:style-name="T5">'localhost'</text:span>, <text:span text:style-name="T5">'petpalace.herokuapp.com'</text:span>]</text:p>
        </text:list-item>
        <text:list-item>
          <text:p text:style-name="P31"><text:soft-page-break/></text:p>
        </text:list-item>
        <text:list-item>
          <text:p text:style-name="P25">Django servers static files differently on production, by default django search in folder called static and it servers all files to us. Once we are in production i.e. DEBUG mode is set to False, we need to find static root <text:span text:style-name="T10">(Img)</text:span></text:p>
        </text:list-item>
        <text:list-item>
          <text:p text:style-name="P26">to collect all static files run command (Img) <text:span text:style-name="T11">and after that add below code in urls.py file</text:span></text:p>
          <text:p text:style-name="P32">urlpatterns += static(settings.STATIC_URL, document_root=settings.STATIC_ROOT)</text:p>
        </text:list-item>
        <text:list-item>
          <text:p text:style-name="P27">After this we need to install third party package called WhiteNoise. (Link) <text:span text:style-name="T12">and make changes in middleware in settings.py file. (Image)</text:span></text:p>
        </text:list-item>
        <text:list-item>
          <text:p text:style-name="P28">As mentioned in heroku documentation, we need Procfile <text:span text:style-name="T13">for deployment</text:span> and we need to install third party package called gunicorn in backend folder. <text:span text:style-name="T13">Add below code in Procfile</text:span></text:p>
          <text:p text:style-name="P10">web: gunicorn pp_backend.wsgi --log-file-</text:p>
          <text:p text:style-name="P28"/>
        </text:list-item>
        <text:list-item>
          <text:p text:style-name="P29">To create requirements.txt file run command </text:p>
          <text:p text:style-name="P29">pip freeze &gt; requirements.txt</text:p>
        </text:list-item>
        <text:list-item>
          <text:p text:style-name="P29">Create runtime.txt file and mention python version in that file.</text:p>
        </text:list-item>
        <text:list-item>
          <text:p text:style-name="P29"/>
          <text:p text:style-name="P27"/>
          <text:p text:style-name="P25"/>
        </text:list-item>
      </text:list>
      <text:p text:style-name="P9"/>
      <text:list xml:id="list209156615" text:style-name="L2">
        <text:list-header>
          <text:p text:style-name="P11"/>
        </text:list-header>
      </text:list>
      <text:list xml:id="list42309802543270" text:continue-list="list138743284" text:style-name="L1">
        <text:list-header>
          <text:p text:style-name="P6"/>
        </text:list-header>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02:56:49.477059210</meta:creation-date>
    <dc:date>2021-08-02T04:23:08.408136803</dc:date>
    <meta:editing-duration>PT2H27M29S</meta:editing-duration>
    <meta:editing-cycles>11</meta:editing-cycles>
    <meta:generator>LibreOffice/6.4.7.2$Linux_X86_64 LibreOffice_project/40$Build-2</meta:generator>
    <meta:document-statistic meta:table-count="0" meta:image-count="0" meta:object-count="0" meta:page-count="2" meta:paragraph-count="58" meta:word-count="501" meta:character-count="2955" meta:non-whitespace-character-count="2553"/>
  </office:meta>
</office:document-meta>
</file>